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743in" style:rel-column-width="17737*"/>
    </style:style>
    <style:style style:name="Table1.B" style:family="table-column">
      <style:table-column-properties style:column-width="5.0507in" style:rel-column-width="47798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officeooo:paragraph-rsid="000942a2"/>
    </style:style>
    <style:style style:name="P2" style:family="paragraph" style:parent-style-name="Preformatted_20_Text">
      <style:paragraph-properties fo:text-align="start" style:justify-single-word="false"/>
      <style:text-properties officeooo:paragraph-rsid="000942a2"/>
    </style:style>
    <style:style style:name="P3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76a8" officeooo:paragraph-rsid="001676a8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0942a2"/>
    </style:style>
    <style:style style:name="P7" style:family="paragraph" style:parent-style-name="Table_20_Contents">
      <style:paragraph-properties fo:text-align="start" style:justify-single-word="false"/>
      <style:text-properties officeooo:paragraph-rsid="0018c70e"/>
    </style:style>
    <style:style style:name="T1" style:family="text">
      <style:text-properties officeooo:rsid="000942a2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f247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7ad5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76a8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2a2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990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70e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312" style:font-name-asian="NSimSun1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T10" style:family="text">
      <style:text-properties officeooo:rsid="0018c70e"/>
    </style:style>
    <style:style style:name="T11" style:family="text">
      <style:text-properties officeooo:rsid="0019d3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5">pw76_EN</text:span><text:span text:style-name="T2">.ods</text:span></text:p>
          </table:table-cell>
          <table:table-cell table:style-name="Table1.B1" office:value-type="string">
            <text:p text:style-name="P6"><text:span text:style-name="T6"><text:s/>D</text:span><text:span text:style-name="T2">ictionary </text:span><text:span text:style-name="T6">created </text:span><text:span text:style-name="T2">from the SUN7</text:span><text:span text:style-name="T8">_6</text:span><text:span text:style-name="T2">.sfd </text:span></text:p>
          </table:table-cell>
        </table:table-row>
        <table:table-row>
          <table:table-cell table:style-name="Table1.A2" office:value-type="string">
            <text:p text:style-name="P2"><text:span text:style-name="T2">kmnSUN7_</text:span><text:span text:style-name="T7">6</text:span><text:span text:style-name="T2">.</text:span><text:span text:style-name="T5">c</text:span><text:span text:style-name="T9">sv</text:span></text:p>
          </table:table-cell>
          <table:table-cell table:style-name="Table1.B2" office:value-type="string">
            <text:p text:style-name="P5"><text:span text:style-name="T2"><text:s/></text:span><text:span text:style-name="T6">S</text:span><text:span text:style-name="T5">UN dictionary created from sun7_</text:span><text:span text:style-name="T8">6</text:span><text:span text:style-name="T5">.kmn</text:span></text:p>
          </table:table-cell>
        </table:table-row>
        <table:table-row>
          <table:table-cell table:style-name="Table1.A2" office:value-type="string">
            <text:p text:style-name="P3">SUNBF76_<text:span text:style-name="T10">EN</text:span>.sfd</text:p>
          </table:table-cell>
          <table:table-cell table:style-name="Table1.B2" office:value-type="string">
            <text:p text:style-name="P7"><text:span text:style-name="T6"><text:s/>F</text:span><text:span text:style-name="T5">ontforge file</text:span><text:span text:style-name="T6"> created from </text:span><text:span text:style-name="T5">pw76_EN</text:span><text:span text:style-name="T8">.c</text:span><text:span text:style-name="T9">sv</text:span></text:p>
          </table:table-cell>
        </table:table-row>
        <table:table-row>
          <table:table-cell table:style-name="Table1.A2" office:value-type="string">
            <text:p text:style-name="P2"><text:span text:style-name="T2">SUNBF7</text:span><text:span text:style-name="T7">6</text:span><text:span text:style-name="T2">_EN.</text:span><text:span text:style-name="T5">ttf</text:span></text:p>
          </table:table-cell>
          <table:table-cell table:style-name="Table1.B2" office:value-type="string">
            <text:p text:style-name="P6"><text:span text:style-name="T2"><text:s/></text:span><text:span text:style-name="T6">SU</text:span><text:span text:style-name="T5">N</text:span><text:span text:style-name="T6"> backfont created fromSUNBF7</text:span><text:span text:style-name="T8">6</text:span><text:span text:style-name="T6">_EN.</text:span><text:span text:style-name="T8">sfd</text:span></text:p>
          </table:table-cell>
        </table:table-row>
        <table:table-row>
          <table:table-cell table:style-name="Table1.A2" office:value-type="string">
            <text:p text:style-name="P2"><text:span text:style-name="T2">SUNBF7</text:span><text:span text:style-name="T7">6</text:span><text:span text:style-name="T2">_EN.</text:span><text:span text:style-name="T5">w</text:span><text:span text:style-name="T8">off</text:span></text:p>
          </table:table-cell>
          <table:table-cell table:style-name="Table1.B2" office:value-type="string">
            <text:p text:style-name="P6"><text:span text:style-name="T2"><text:s/></text:span><text:span text:style-name="T6">SU</text:span><text:span text:style-name="T5">N</text:span><text:span text:style-name="T6"> backfont created fromSUNBF7</text:span><text:span text:style-name="T8">6</text:span><text:span text:style-name="T6">_EN.</text:span><text:span text:style-name="T8">sfd</text:span></text:p>
          </table:table-cell>
        </table:table-row>
        <table:table-row>
          <table:table-cell table:style-name="Table1.A2" office:value-type="string">
            <text:p text:style-name="P2"><text:span text:style-name="T2">synxref76.</text:span><text:span text:style-name="T5">ods</text:span></text:p>
          </table:table-cell>
          <table:table-cell table:style-name="Table1.B2" office:value-type="string">
            <text:p text:style-name="P5"><text:span text:style-name="T2"><text:s/></text:span><text:span text:style-name="T6">C</text:span><text:span text:style-name="T8">ross reference dictionary</text:span></text:p>
          </table:table-cell>
        </table:table-row>
        <table:table-row>
          <table:table-cell table:style-name="Table1.A2" office:value-type="string">
            <text:p text:style-name="P2"><text:span text:style-name="T3">compact76_EN</text:span><text:span text:style-name="T2">.</text:span><text:span text:style-name="T4">pdf</text:span></text:p>
          </table:table-cell>
          <table:table-cell table:style-name="Table1.B2" office:value-type="string">
            <text:p text:style-name="P5"><text:span text:style-name="T2"><text:s/></text:span><text:span text:style-name="T6">p</text:span><text:span text:style-name="T5">w</text:span><text:span text:style-name="T8">76_EN</text:span><text:span text:style-name="T5"> in a compact form for printing </text:span><text:span text:style-name="T8">with </text:span><text:span text:style-name="T5">less paper</text:span></text:p>
          </table:table-cell>
        </table:table-row>
        <table:table-row>
          <table:table-cell table:style-name="Table1.A2" office:value-type="string">
            <text:p text:style-name="P2"><text:span text:style-name="T2">Back</text:span><text:span text:style-name="T8">76</text:span><text:span text:style-name="T2">.</text:span><text:span text:style-name="T5">txt</text:span></text:p>
          </table:table-cell>
          <table:table-cell table:style-name="Table1.B2" office:value-type="string">
            <text:p text:style-name="P4"><text:s/><text:span text:style-name="T1">All the words printed from the backfont for verification</text:span></text:p>
          </table:table-cell>
        </table:table-row>
      </table:table>
      <text:p text:style-name="P1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4T07:02:59.780000000</dc:date>
    <meta:editing-duration>PT1H13M1S</meta:editing-duration>
    <meta:editing-cycles>16</meta:editing-cycles>
    <meta:generator>LibreOffice/6.3.4.2$Windows_X86_64 LibreOffice_project/60da17e045e08f1793c57c00ba83cdfce946d0aa</meta:generator>
    <meta:document-statistic meta:table-count="1" meta:image-count="0" meta:object-count="0" meta:page-count="1" meta:paragraph-count="16" meta:word-count="53" meta:character-count="444" meta:non-whitespace-character-count="398"/>
  </office:meta>
</office:document-meta>
</file>